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onsolas" svg:font-family="Consolas, Menlo, 'courier new'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e21dd"/>
    </style:style>
    <style:style style:name="T1" style:family="text">
      <style:text-properties fo:font-variant="normal" fo:text-transform="none" fo:color="#a52a2a" loext:opacity="100%" style:font-name="Consolas" fo:font-size="8.19999980926514pt" fo:letter-spacing="normal" fo:font-style="normal" fo:font-weight="normal"/>
    </style:style>
    <style:style style:name="T2" style:family="text">
      <style:text-properties fo:font-variant="normal" fo:text-transform="none" fo:color="#0000cd" loext:opacity="100%" style:font-name="Consolas" fo:font-size="8.19999980926514pt" fo:letter-spacing="normal" fo:font-style="normal" fo:font-weight="normal"/>
    </style:style>
    <style:style style:name="T3" style:family="text">
      <style:text-properties fo:font-variant="normal" fo:text-transform="none" fo:color="#0000cd" loext:opacity="100%" style:font-name="Consolas" fo:font-size="8.19999980926514pt" fo:letter-spacing="normal" fo:font-style="normal" fo:font-weight="normal" officeooo:rsid="000e21dd"/>
    </style:style>
    <style:style style:name="T4" style:family="text">
      <style:text-properties fo:font-variant="normal" fo:text-transform="none" fo:color="#ff0000" loext:opacity="100%" style:font-name="Consolas" fo:font-size="8.19999980926514pt" fo:letter-spacing="normal" fo:font-style="normal" fo:font-weight="normal"/>
    </style:style>
    <style:style style:name="T5" style:family="text">
      <style:text-properties fo:font-variant="normal" fo:text-transform="none" fo:color="#000000" loext:opacity="100%" style:font-name="Consolas" fo:font-size="8.19999980926514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&lt;</text:span><text:span text:style-name="T1">!DOCTYPE</text:span><text:span text:style-name="T4"> html</text:span><text:span text:style-name="T2">&gt;</text:span><text:line-break/><text:span text:style-name="T2">&lt;</text:span><text:span text:style-name="T1">html</text:span><text:span text:style-name="T2">&gt;</text:span><text:line-break/><text:span text:style-name="T2">&lt;</text:span><text:span text:style-name="T1">head</text:span><text:span text:style-name="T2">&gt;</text:span><text:line-break/><text:span text:style-name="T2">&lt;</text:span><text:span text:style-name="T1">title</text:span><text:span text:style-name="T2">&gt;</text:span><text:span text:style-name="T5">Hello World!</text:span><text:span text:style-name="T2">&lt;</text:span><text:span text:style-name="T1">/title</text:span><text:span text:style-name="T2">&gt;</text:span></text:p>
      <text:p text:style-name="P1"><text:span text:style-name="T2">&lt;</text:span><text:span text:style-name="T3">link rel=”stylesheet” href=”bluestyle.rtf”&gt;</text:span><text:line-break/><text:span text:style-name="T2">&lt;</text:span><text:span text:style-name="T1">/head</text:span><text:span text:style-name="T2">&gt;</text:span><text:line-break/><text:span text:style-name="T2">&lt;</text:span><text:span text:style-name="T1">body</text:span><text:span text:style-name="T2">&gt;</text:span><text:line-break/><text:line-break/><text:span text:style-name="T2">&lt;</text:span><text:span text:style-name="T1">h1</text:span><text:span text:style-name="T2">&gt;</text:span><text:span text:style-name="T5">Hello world!</text:span><text:span text:style-name="T2">&lt;</text:span><text:span text:style-name="T1">/h1</text:span><text:span text:style-name="T2">&gt;</text:span><text:line-break/><text:span text:style-name="T2">&lt;</text:span><text:span text:style-name="T1">p</text:span><text:span text:style-name="T2">&gt;</text:span><text:span text:style-name="T5">This is the first file in my new Git Repo.</text:span><text:span text:style-name="T2">&lt;</text:span><text:span text:style-name="T1">/p</text:span><text:span text:style-name="T2">&gt;</text:span><text:line-break/><text:line-break/><text:span text:style-name="T2">&lt;</text:span><text:span text:style-name="T1">/body</text:span><text:span text:style-name="T2">&gt;</text:span><text:line-break/><text:span text:style-name="T2">&lt;</text:span><text:span text:style-name="T1">/html</text:span><text:span text:style-name="T2">&gt;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onsolas" svg:font-family="Consolas, Menlo, 'courier new'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9-23T16:22:15.427892192</meta:creation-date>
    <dc:date>2022-09-26T11:24:07.484381293</dc:date>
    <meta:editing-duration>PT2M43S</meta:editing-duration>
    <meta:editing-cycles>2</meta:editing-cycles>
    <meta:generator>LibreOffice/7.0.0.3$MacOSX_X86_64 LibreOffice_project/8061b3e9204bef6b321a21033174034a5e2ea88e</meta:generator>
    <meta:document-statistic meta:table-count="0" meta:image-count="0" meta:object-count="0" meta:page-count="1" meta:paragraph-count="2" meta:word-count="25" meta:character-count="206" meta:non-whitespace-character-count="181"/>
  </office:meta>
</office:document-meta>
</file>